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 Sans" svg:font-family="'Open Sans', sans-serif"/>
    <style:font-face style:name="OpenSymbol" svg:font-family="OpenSymbol"/>
    <style:font-face style:name="Segoe UI" svg:font-family="'Segoe UI'" style:font-adornments="Standar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style>
    <style:style style:name="P3" style:family="paragraph" style:parent-style-name="Standard" style:list-style-name="L1">
      <style:text-properties fo:language="en" fo:country="US"/>
    </style:style>
    <style:style style:name="P4" style:family="paragraph" style:parent-style-name="Standard" style:list-style-name="L2">
      <style:text-properties fo:language="en" fo:country="US"/>
    </style:style>
    <style:style style:name="P5" style:family="paragraph" style:parent-style-name="Standard" style:list-style-name="L3">
      <style:text-properties fo:language="en" fo:country="US"/>
    </style:style>
    <style:style style:name="T1" style:family="text">
      <style:text-properties fo:font-variant="normal" fo:text-transform="none" style:text-position="0% 100%" fo:font-style="normal" style:text-underline-style="none" fo:font-weight="normal"/>
    </style:style>
    <style:style style:name="T2" style:family="text">
      <style:text-properties fo:font-variant="normal" fo:text-transform="none" style:text-position="0% 100%" fo:language="en" fo:country="US" fo:font-style="normal" style:text-underline-style="none" fo:font-weight="normal"/>
    </style:style>
    <style:style style:name="T3"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14cm" fo:text-indent="-0.635cm" fo:margin-left="7.51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I Agents</text:p>
      <text:p text:style-name="P1"/>
      <text:p text:style-name="P1">When talking about agents, we first need to define what an agent actually is. When describing an agent there are several factors that define it. The two most essential components to an agent are sensors which it can use to perceive the environment and actuators which are used to act upon the environment. Therefore many systems can be described as agents, even filehandling software which uses filedata or contents as its input (sensors) and writing or display capability as output (actuators).</text:p>
      <text:p text:style-name="P1">Agents can only act on so called percepts, describing a single perceived input or percept squences which include all percepts the agents has collected over it's lifespan, but it cannot make any decisions based on data not found in these percepts. These actions are commonly called agents functions and match any given percept with an action executed by the agent. In most cases these matches would leave infinite results, therefore limitations must be put in place. When programatically implementing AI-agents a agent program is used which translates the mathematical description of the agent function into a concrete implementation within a environment</text:p>
      <text:p text:style-name="P1">.</text:p>
      <text:p text:style-name="P1">In most cases an agent that always picks the right choice is desired, these agents are referred to as rational agents which determine this “right” choice by considering the consequence of their action. To do this they take the state of the environment before and after an action was taken based on percepts and if this sequence has a desirable result the agents performance is considered good. </text:p>
      <text:p text:style-name="P1">In order to achieve rationality in agents it has to follow four principles. Firstly, its measured performance defines its success, meaning success can only be determined by measuring the outcome of a sequence and comparing it to the previous environment state. Secondly, any prior knowledge the agent has of the environment, so including information relevant to the agents function, eg. a tree planting agent needs to know if there are already trees planted. Thirdly, the set of actions the agent can perform, this is critical to the task the agent needs to fulfill it cannot achieve a rational result when it does not have the capability to do so. Lastly the agents percept sequence, the more the agent has perceived over it's lifetime the more educated it's decision making will be.</text:p>
      <text:p text:style-name="P1"/>
      <text:p text:style-name="P1">The second kind of agent that is theoretically a possibility but mostly impossible to implement is a omniscient agent. These agents will already know the results of their actions and therefore will always use the correct action at any given situation. The difference between a rational and a omniscient agent is mostly that the rational agent maximizes its expected performance whereas a rational one actually maximizes performance. The problem with this approach is that the omniscient agent needs to know every outcome to its actions prior to actually doing them which is impossible to fulfill. </text:p>
      <text:p text:style-name="P1">So to maximize a rational agents expected performance it needs to have as much data at its disposal as it needs to fulfill its task in the “right” way. To achieve this actions can be taken by the agent himself, these are sometimes called information gathering and describe the agent modifying its future percepts through current actions eg. the tree planting agent first looks around for any objects <text:s/>in the way or any already planted trees before starting to plant.</text:p>
      <text:p text:style-name="P1">Furthermore it is very greatly increases the performance of a agent needs to b provided with the largest amount of autonomy possible and needed for its task. Meaning it should not rely to much n prior knowledge from its creator and rather learn through its percepts and compensate for the lack or falseness of prior information. To achieve this it needs to be provided with a set of base knowledge to start building its experience in the environment. These bis assistance is required for it to fulfill its task long enough to have enough experience to become fully independent.</text:p>
      <text:p text:style-name="Standard"><text:reference-mark-start text:name="ZOTERO_ITEM CSL_CITATION {&quot;citationID&quot;:&quot;uprk2bgq&quot;,&quot;properties&quot;:{&quot;formattedCitation&quot;:&quot;{\\rtf (Russell &amp; Norvig, 1995, pp. 35\\uc0\\u8211{}40)}&quot;,&quot;plainCitation&quot;:&quot;(Russell &amp; Norvig, 1995, pp. 35–40)&quot;},&quot;citationItems&quot;:[{&quot;id&quot;:280,&quot;uris&quot;:[&quot;http://zotero.org/users/1906938/items/45GA8EX5&quot;],&quot;uri&quot;:[&quot;http://zotero.org/users/1906938/items/45GA8EX5&quot;],&quot;itemData&quot;:{&quot;id&quot;:280,&quot;type&quot;:&quot;book&quot;,&quot;title&quot;:&quot;Artificial intelligence: a modern approach&quot;,&quot;collection-title&quot;:&quot;Prentice Hall series in artificial intelligence&quot;,&quot;publisher&quot;:&quot;Prentice Hall&quot;,&quot;publisher-place&quot;:&quot;Englewood Cliffs, N.J&quot;,&quot;number-of-pages&quot;:&quot;932&quot;,&quot;source&quot;:&quot;Library of Congress ISBN&quot;,&quot;event-place&quot;:&quot;Englewood Cliffs, N.J&quot;,&quot;ISBN&quot;:&quot;0131038052&quot;,&quot;call-number&quot;:&quot;Q335 .R86 1995&quot;,&quot;shortTitle&quot;:&quot;Artificial intelligence&quot;,&quot;author&quot;:[{&quot;family&quot;:&quot;Russell&quot;,&quot;given&quot;:&quot;Stuart J.&quot;},{&quot;family&quot;:&quot;Norvig&quot;,&quot;given&quot;:&quot;Peter&quot;}],&quot;issued&quot;:{&quot;date-parts&quot;:[[&quot;1995&quot;]]}},&quot;locator&quot;:&quot;35-40&quot;,&quot;label&quot;:&quot;page&quot;}],&quot;schema&quot;:&quot;https://github.com/citation-style-language/schema/raw/master/csl-citation.json&quot;} RNDg1XhiMzxZB"/><text:span text:style-name="T1">(Russell &amp; Norvig, 1995, pp. 35–40)</text:span><text:reference-mark-end text:name="ZOTERO_ITEM CSL_CITATION {&quot;citationID&quot;:&quot;uprk2bgq&quot;,&quot;properties&quot;:{&quot;formattedCitation&quot;:&quot;{\\rtf (Russell &amp; Norvig, 1995, pp. 35\\uc0\\u8211{}40)}&quot;,&quot;plainCitation&quot;:&quot;(Russell &amp; Norvig, 1995, pp. 35–40)&quot;},&quot;citationItems&quot;:[{&quot;id&quot;:280,&quot;uris&quot;:[&quot;http://zotero.org/users/1906938/items/45GA8EX5&quot;],&quot;uri&quot;:[&quot;http://zotero.org/users/1906938/items/45GA8EX5&quot;],&quot;itemData&quot;:{&quot;id&quot;:280,&quot;type&quot;:&quot;book&quot;,&quot;title&quot;:&quot;Artificial intelligence: a modern approach&quot;,&quot;collection-title&quot;:&quot;Prentice Hall series in artificial intelligence&quot;,&quot;publisher&quot;:&quot;Prentice Hall&quot;,&quot;publisher-place&quot;:&quot;Englewood Cliffs, N.J&quot;,&quot;number-of-pages&quot;:&quot;932&quot;,&quot;source&quot;:&quot;Library of Congress ISBN&quot;,&quot;event-place&quot;:&quot;Englewood Cliffs, N.J&quot;,&quot;ISBN&quot;:&quot;0131038052&quot;,&quot;call-number&quot;:&quot;Q335 .R86 1995&quot;,&quot;shortTitle&quot;:&quot;Artificial intelligence&quot;,&quot;author&quot;:[{&quot;family&quot;:&quot;Russell&quot;,&quot;given&quot;:&quot;Stuart J.&quot;},{&quot;family&quot;:&quot;Norvig&quot;,&quot;given&quot;:&quot;Peter&quot;}],&quot;issued&quot;:{&quot;date-parts&quot;:[[&quot;1995&quot;]]}},&quot;locator&quot;:&quot;35-40&quot;,&quot;label&quot;:&quot;page&quot;}],&quot;schema&quot;:&quot;https://github.com/citation-style-language/schema/raw/master/csl-citation.json&quot;} RNDg1XhiMzxZB"/></text:p>
      <text:p text:style-name="P1"/>
      <text:p text:style-name="P1"/>
      <text:p text:style-name="P1"/>
      <text:p text:style-name="P1"/>
      <text:p text:style-name="P1"/>
      <text:p text:style-name="P1"><text:soft-page-break/></text:p>
      <text:p text:style-name="P1"/>
      <text:p text:style-name="P1"/>
      <text:p text:style-name="P1">Environments</text:p>
      <text:p text:style-name="Standard"><text:reference-mark-start text:name="ZOTERO_ITEM CSL_CITATION {&quot;citationID&quot;:&quot;v5WYZFSp&quot;,&quot;properties&quot;:{&quot;formattedCitation&quot;:&quot;{\\rtf (Russell &amp; Norvig, 1995, pp. 35\\uc0\\u8211{}47)}&quot;,&quot;plainCitation&quot;:&quot;(Russell &amp; Norvig, 1995, pp. 35–47)&quot;},&quot;citationItems&quot;:[{&quot;id&quot;:280,&quot;uris&quot;:[&quot;http://zotero.org/users/1906938/items/45GA8EX5&quot;],&quot;uri&quot;:[&quot;http://zotero.org/users/1906938/items/45GA8EX5&quot;],&quot;itemData&quot;:{&quot;id&quot;:280,&quot;type&quot;:&quot;book&quot;,&quot;title&quot;:&quot;Artificial intelligence: a modern approach&quot;,&quot;collection-title&quot;:&quot;Prentice Hall series in artificial intelligence&quot;,&quot;publisher&quot;:&quot;Prentice Hall&quot;,&quot;publisher-place&quot;:&quot;Englewood Cliffs, N.J&quot;,&quot;number-of-pages&quot;:&quot;932&quot;,&quot;source&quot;:&quot;Library of Congress ISBN&quot;,&quot;event-place&quot;:&quot;Englewood Cliffs, N.J&quot;,&quot;ISBN&quot;:&quot;0131038052&quot;,&quot;call-number&quot;:&quot;Q335 .R86 1995&quot;,&quot;shortTitle&quot;:&quot;Artificial intelligence&quot;,&quot;author&quot;:[{&quot;family&quot;:&quot;Russell&quot;,&quot;given&quot;:&quot;Stuart J.&quot;},{&quot;family&quot;:&quot;Norvig&quot;,&quot;given&quot;:&quot;Peter&quot;}],&quot;issued&quot;:{&quot;date-parts&quot;:[[&quot;1995&quot;]]}},&quot;locator&quot;:&quot;35-47&quot;,&quot;label&quot;:&quot;page&quot;}],&quot;schema&quot;:&quot;https://github.com/citation-style-language/schema/raw/master/csl-citation.json&quot;} RNDrQusdrolqS"/><text:span text:style-name="T2">(Russell &amp; Norvig, 1995, pp. 35–47)</text:span><text:reference-mark-end text:name="ZOTERO_ITEM CSL_CITATION {&quot;citationID&quot;:&quot;v5WYZFSp&quot;,&quot;properties&quot;:{&quot;formattedCitation&quot;:&quot;{\\rtf (Russell &amp; Norvig, 1995, pp. 35\\uc0\\u8211{}47)}&quot;,&quot;plainCitation&quot;:&quot;(Russell &amp; Norvig, 1995, pp. 35–47)&quot;},&quot;citationItems&quot;:[{&quot;id&quot;:280,&quot;uris&quot;:[&quot;http://zotero.org/users/1906938/items/45GA8EX5&quot;],&quot;uri&quot;:[&quot;http://zotero.org/users/1906938/items/45GA8EX5&quot;],&quot;itemData&quot;:{&quot;id&quot;:280,&quot;type&quot;:&quot;book&quot;,&quot;title&quot;:&quot;Artificial intelligence: a modern approach&quot;,&quot;collection-title&quot;:&quot;Prentice Hall series in artificial intelligence&quot;,&quot;publisher&quot;:&quot;Prentice Hall&quot;,&quot;publisher-place&quot;:&quot;Englewood Cliffs, N.J&quot;,&quot;number-of-pages&quot;:&quot;932&quot;,&quot;source&quot;:&quot;Library of Congress ISBN&quot;,&quot;event-place&quot;:&quot;Englewood Cliffs, N.J&quot;,&quot;ISBN&quot;:&quot;0131038052&quot;,&quot;call-number&quot;:&quot;Q335 .R86 1995&quot;,&quot;shortTitle&quot;:&quot;Artificial intelligence&quot;,&quot;author&quot;:[{&quot;family&quot;:&quot;Russell&quot;,&quot;given&quot;:&quot;Stuart J.&quot;},{&quot;family&quot;:&quot;Norvig&quot;,&quot;given&quot;:&quot;Peter&quot;}],&quot;issued&quot;:{&quot;date-parts&quot;:[[&quot;1995&quot;]]}},&quot;locator&quot;:&quot;35-47&quot;,&quot;label&quot;:&quot;page&quot;}],&quot;schema&quot;:&quot;https://github.com/citation-style-language/schema/raw/master/csl-citation.json&quot;} RNDrQusdrolqS"/><text:span text:style-name="T3"> </text:span></text:p>
      <text:p text:style-name="P1"/>
      <text:p text:style-name="P1">First thing to note when going into detail about environments for artificial intelligence agents is that there is no difference between a “real” and an artificial environment, meaning an environment with no actually existing physical objects to consider. But rather how complex relation between the major three other points, performance measure, behavior of the agent and percept sequence is. And this complexity seems to have no correlation to whether the environment is “real” or “artificial” als many purely software related agents (search bots and crawlers) have very complex and rich domains to operate in. But to describe environments there are some properties which can be used. Most notably seven:</text:p>
      <text:p text:style-name="P1"/>
      <text:list xml:id="list7290012749659859395" text:style-name="L2">
        <text:list-item>
          <text:p text:style-name="P4">observability: This describes whether the agent can detect the entire environment with its sensors or only parts of it. Though there are subcategories to this such as the “effectively fully observable environment” where the agent gets all necessary information about its actions from its sensors but does not detect the entire environment it's placed in.</text:p>
        </text:list-item>
        <text:list-item>
          <text:p text:style-name="P4">agent count: In environment the amount of other agents is highly relevant, usually the distinction is made between single and multiagent environments. The first variant is rather straight forward with only the environment to consider in actions. An environment is considered mulitagent when the decisions of any given agent are depended on other agents behavior eg. multiple tree planting agent planting trees in the same area the places they can plant are influenced by other agents that also plant trees. multiagent environments can furthermore be broken down into competitive mulitagent environments and cooperative ones, with our example above describing a cooperative one. In cooperative environments agents share the same goal and thus communication usually is adopted as a behavior to get the best expected performance. Competitive environment feature agents with conflicting goals eg. two agents playing chess. To avoid predictability in these cases it is usual that random behavior is adopted.</text:p>
        </text:list-item>
        <text:list-item>
          <text:p text:style-name="P4">determinabitliy: Environments can be further classified into deterministic environments, meaning environments which states are only modified by the agent and stochastic environments these habitats change their state independent of agent interaction. Most surroundings appear stochastic to the agent though due to their partially observable nature. These environments which are either not fully observable or not deterministic are called uncertain. It is not deterministic when every action taken can be described by its possible outcome but these outcomes have no possibilities that follow them. </text:p>
        </text:list-item>
        <text:list-item>
          <text:p text:style-name="P4">episodic or sequential: Episodic habitats are divided into single slices in which the agent only gets one precept and can take one action. The actions of the current slice are not determined by actions on previous slices though only on the current percept. Habitats considered sequential on the other hand have a carrythrough of actions, so an action taken is able to influence all future actions.</text:p>
        </text:list-item>
        <text:list-item>
          <text:p text:style-name="P4">dynamic nature: In dynamic environments the habitat can change during the agent's decision making process, which means it constantly requires a decision from the agent. If the surroundings are static the environment only changes after a decision is made by the agent.</text:p>
        </text:list-item>
        <text:list-item>
          <text:p text:style-name="P4">discrete nature: This describes how time effects the environment, every habitat where there are a finite number turns, independent of time (chess, most card and boardgames) are considered discrete. Continuous environments have constantly sweeping input values to consider though (music analyzing).</text:p>
        </text:list-item>
        <text:list-item>
          <text:p text:style-name="P4"><text:soft-page-break/>Knowledge: This refers to how much the agent currently knows about the rules of its environment. So if the environment is known, the agent also knows all outcomes to its actions. </text:p>
        </text:list-item>
      </text:list>
      <text:p text:style-name="P1"/>
      <text:p text:style-name="P1"/>
      <text:list xml:id="list5313785057814989319" text:style-name="L1">
        <text:list-header>
          <text:p text:style-name="P3">Pathfinding </text:p>
        </text:list-header>
      </text:list>
      <text:p text:style-name="P1"/>
      <text:p text:style-name="Standard"><text:span text:style-name="T3"><text:tab/>Pathfinding is one of the very essential parts of current video game artificial intelligence since it usually forms the basis for all later high level decision making eg. a bot needs to first be able to navigate the environment before it can interact with the player. To achieve this most pathfinding algorithms including traditional A* use precalculated representation of the current game environment. Using this precalulation which will be called worldmap or WM <text:s/>is then further used to mavigate the environment using simple constraints placed on the agent eg. maximum slope or jumpheight.</text:span><text:reference-mark-start text:name="ZOTERO_ITEM CSL_CITATION {&quot;citationID&quot;:&quot;oJt3HcDL&quot;,&quot;properties&quot;:{&quot;formattedCitation&quot;:&quot;(Graham, McCabe, &amp; Sheridan, 2003, p. 60)&quot;,&quot;plainCitation&quot;:&quot;(Graham, McCabe, &amp; Sheridan, 2003, p. 60)&quot;},&quot;citationItems&quot;:[{&quot;id&quot;:306,&quot;uris&quot;:[&quot;http://zotero.org/users/1906938/items/VRTF85TU&quot;],&quot;uri&quot;:[&quot;http://zotero.org/users/1906938/items/VRTF85TU&quot;],&quot;itemData&quot;:{&quot;id&quot;:306,&quot;type&quot;:&quot;article&quot;,&quot;title&quot;:&quot;Pathfinding in Computer Games&quot;,&quot;publisher&quot;:&quot;ITB Journal&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0&quot;,&quot;label&quot;:&quot;page&quot;}],&quot;schema&quot;:&quot;https://github.com/citation-style-language/schema/raw/master/csl-citation.json&quot;} RNDZBDDbugC8n"/>(Graham, McCabe, &amp; Sheridan, 2003, p. 60)<text:reference-mark-end text:name="ZOTERO_ITEM CSL_CITATION {&quot;citationID&quot;:&quot;oJt3HcDL&quot;,&quot;properties&quot;:{&quot;formattedCitation&quot;:&quot;(Graham, McCabe, &amp; Sheridan, 2003, p. 60)&quot;,&quot;plainCitation&quot;:&quot;(Graham, McCabe, &amp; Sheridan, 2003, p. 60)&quot;},&quot;citationItems&quot;:[{&quot;id&quot;:306,&quot;uris&quot;:[&quot;http://zotero.org/users/1906938/items/VRTF85TU&quot;],&quot;uri&quot;:[&quot;http://zotero.org/users/1906938/items/VRTF85TU&quot;],&quot;itemData&quot;:{&quot;id&quot;:306,&quot;type&quot;:&quot;article&quot;,&quot;title&quot;:&quot;Pathfinding in Computer Games&quot;,&quot;publisher&quot;:&quot;ITB Journal&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0&quot;,&quot;label&quot;:&quot;page&quot;}],&quot;schema&quot;:&quot;https://github.com/citation-style-language/schema/raw/master/csl-citation.json&quot;} RNDZBDDbugC8n"/></text:p>
      <text:p text:style-name="P1"/>
      <text:p text:style-name="Standard"><text:span text:style-name="T3">Pathfinding can be split into two general approaches directed and undirected pathfinding. The difference between these two is the planningphase, directed pathfinding uses a planningphase before starting the movement and undirected pathfinding does not, moving and making decisions based on the current knowledge. Directed approaches all use a system to calculate cost based the adolescent nodes, choosing the lowest cost path. In the case of video games this cost is commonly tied to distance. Cost calculation can be done in either a heuristic way whereas the cost from the net node towards the goal is considered or in a more direct approach, uniform cost search where always the lowest cost adjacent node is chosen. Though both can be combined for a more complete and efficient result. </text:span><text:reference-mark-start text:name="ZOTERO_ITEM CSL_CITATION {&quot;citationID&quot;:&quot;43e12b1m&quot;,&quot;properties&quot;:{&quot;formattedCitation&quot;:&quot;(Graham et al., 2003, p. 60,62)&quot;,&quot;plainCitation&quot;:&quot;(Graham et al., 2003, p. 60,62)&quot;},&quot;citationItems&quot;:[{&quot;id&quot;:306,&quot;uris&quot;:[&quot;http://zotero.org/users/1906938/items/VRTF85TU&quot;],&quot;uri&quot;:[&quot;http://zotero.org/users/1906938/items/VRTF85TU&quot;],&quot;itemData&quot;:{&quot;id&quot;:306,&quot;type&quot;:&quot;article&quot;,&quot;title&quot;:&quot;Pathfinding in Computer Games&quot;,&quot;publisher&quot;:&quot;ITB Journal&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0,62&quot;,&quot;label&quot;:&quot;page&quot;}],&quot;schema&quot;:&quot;https://github.com/citation-style-language/schema/raw/master/csl-citation.json&quot;} RNDX8akqx1T19"/><text:span text:style-name="T3">(Graham et al., 2003, p. 60,62)</text:span><text:reference-mark-end text:name="ZOTERO_ITEM CSL_CITATION {&quot;citationID&quot;:&quot;43e12b1m&quot;,&quot;properties&quot;:{&quot;formattedCitation&quot;:&quot;(Graham et al., 2003, p. 60,62)&quot;,&quot;plainCitation&quot;:&quot;(Graham et al., 2003, p. 60,62)&quot;},&quot;citationItems&quot;:[{&quot;id&quot;:306,&quot;uris&quot;:[&quot;http://zotero.org/users/1906938/items/VRTF85TU&quot;],&quot;uri&quot;:[&quot;http://zotero.org/users/1906938/items/VRTF85TU&quot;],&quot;itemData&quot;:{&quot;id&quot;:306,&quot;type&quot;:&quot;article&quot;,&quot;title&quot;:&quot;Pathfinding in Computer Games&quot;,&quot;publisher&quot;:&quot;ITB Journal&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0,62&quot;,&quot;label&quot;:&quot;page&quot;}],&quot;schema&quot;:&quot;https://github.com/citation-style-language/schema/raw/master/csl-citation.json&quot;} RNDX8akqx1T19"/></text:p>
      <text:p text:style-name="P1"/>
      <text:p text:style-name="P1">A*</text:p>
      <text:p text:style-name="P1"/>
      <text:p text:style-name="P1">A* is a commonly used directed algorithm <text:s/>which uses a mixture of heuristic and uniform cost approach. Using a <text:s/>WM as its basis for decision making it explores nodes, that need to be created based on polygons provided by navigation meshes or area awareness systems. Using three additional values for each of these waypoints and two lists it decides which path if is the optional one, and can even backtrack if needed. The additional values are used to describe which path is the most likely to be both the most efficient and shortest. They are the following:</text:p>
      <text:p text:style-name="P1"/>
      <text:list xml:id="list893870735775945464" text:style-name="L3">
        <text:list-item>
          <text:p text:style-name="P5">g: describing the cost form the start node to the current node eq. the sum of g of all nodes traveled</text:p>
        </text:list-item>
        <text:list-item>
          <text:p text:style-name="P5">h: the heuristic value of the judged cost from the current node to the targetnode</text:p>
        </text:list-item>
        <text:list-item>
          <text:p text:style-name="P5">f : being the sum of both g and h respectively and <text:s/>is a rough value for how efficient a path is</text:p>
        </text:list-item>
      </text:list>
      <text:p text:style-name="P1"/>
      <text:p text:style-name="Standard"><text:span text:style-name="T3">In addition to the f,g,h it uses an open and a close list previously mentioned. Whereas the open list keeps a record of all nodes that are labeled unexplored, meaning not all the algorithm has not yet taken all nodes linked to the current one into consideration. The closed list however records all fully explored nodes. </text:span><text:reference-mark-start text:name="ZOTERO_ITEM CSL_CITATION {&quot;citationID&quot;:&quot;tDIPCbqB&quot;,&quot;properties&quot;:{&quot;formattedCitation&quot;:&quot;(Graham et al., 2003, p. 64)&quot;,&quot;plainCitation&quot;:&quot;(Graham et al., 2003, p. 64)&quot;},&quot;citationItems&quot;:[{&quot;id&quot;:306,&quot;uris&quot;:[&quot;http://zotero.org/users/1906938/items/VRTF85TU&quot;],&quot;uri&quot;:[&quot;http://zotero.org/users/1906938/items/VRTF85TU&quot;],&quot;itemData&quot;:{&quot;id&quot;:306,&quot;type&quot;:&quot;article&quot;,&quot;title&quot;:&quot;Pathfinding in Computer Games&quot;,&quot;publisher&quot;:&quot;ITB Journal&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4&quot;,&quot;label&quot;:&quot;page&quot;}],&quot;schema&quot;:&quot;https://github.com/citation-style-language/schema/raw/master/csl-citation.json&quot;} RND6eHxNMzjDS"/>(Graham et al., 2003, p. 64)<text:reference-mark-end text:name="ZOTERO_ITEM CSL_CITATION {&quot;citationID&quot;:&quot;tDIPCbqB&quot;,&quot;properties&quot;:{&quot;formattedCitation&quot;:&quot;(Graham et al., 2003, p. 64)&quot;,&quot;plainCitation&quot;:&quot;(Graham et al., 2003, p. 64)&quot;},&quot;citationItems&quot;:[{&quot;id&quot;:306,&quot;uris&quot;:[&quot;http://zotero.org/users/1906938/items/VRTF85TU&quot;],&quot;uri&quot;:[&quot;http://zotero.org/users/1906938/items/VRTF85TU&quot;],&quot;itemData&quot;:{&quot;id&quot;:306,&quot;type&quot;:&quot;article&quot;,&quot;title&quot;:&quot;Pathfinding in Computer Games&quot;,&quot;publisher&quot;:&quot;ITB Journal&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4&quot;,&quot;label&quot;:&quot;page&quot;}],&quot;schema&quot;:&quot;https://github.com/citation-style-language/schema/raw/master/csl-citation.json&quot;} RND6eHxNMzjDS"/></text:p>
      <text:p text:style-name="P1"/>
      <text:p text:style-name="P1">As an example we will be using figure #marker#.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 Sans" svg:font-family="'Open Sans', sans-serif"/>
    <style:font-face style:name="OpenSymbol" svg:font-family="OpenSymbol"/>
    <style:font-face style:name="Segoe UI" svg:font-family="'Segoe UI'" style:font-adornments="Standar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6-01T16:28:51.47</meta:creation-date>
    <dc:date>2015-06-02T13:21:01.47</dc:date>
    <meta:editing-duration>PT2H37M22S</meta:editing-duration>
    <meta:editing-cycles>7</meta:editing-cycles>
    <meta:generator>OpenOffice/4.1.0$Win32 OpenOffice.org_project/410m18$Build-9764</meta:generator>
    <meta:document-statistic meta:table-count="0" meta:image-count="0" meta:object-count="0" meta:page-count="3" meta:paragraph-count="30" meta:word-count="1718" meta:character-count="10567"/>
    <meta:user-defined meta:name="ZOTERO_PREF_1">&lt;data data-version="3" zotero-version="4.0.21.2"&gt;&lt;session id="PkUbQbQY"/&gt;&lt;style id="http://www.zotero.org/styles/apa" hasBibliography="1" bibliographyStyleHasBeenSet="0"/&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